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b81e" officeooo:paragraph-rsid="0003b81e"/>
    </style:style>
    <style:style style:name="P2" style:family="paragraph" style:parent-style-name="Standard" style:list-style-name="L1">
      <style:text-properties officeooo:paragraph-rsid="0003b81e"/>
    </style:style>
    <style:style style:name="P3" style:family="paragraph" style:parent-style-name="Standard" style:list-style-name="L1">
      <style:text-properties officeooo:rsid="0004625a" officeooo:paragraph-rsid="0004625a"/>
    </style:style>
    <style:style style:name="T1" style:family="text">
      <style:text-properties officeooo:rsid="0003b8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3997149" text:style-name="L1">
        <text:list-item>
          <text:p text:style-name="P2"><text:span text:style-name="T1">index.html + bootstrap.css</text:span></text:p>
          <text:list>
            <text:list-item>
              <text:p text:style-name="P1">npm init</text:p>
            </text:list-item>
            <text:list-item>
              <text:p text:style-name="P1">npm install bootstrap --save<text:tab/><text:tab/></text:p>
            </text:list-item>
          </text:list>
        </text:list-item>
        <text:list-item>
          <text:p text:style-name="P1">En vez de personalizar (<text:span text:style-name="T3">theming</text:span>) el código <text:span text:style-name="T2">raw </text:span><text:span text:style-name="T4">de </text:span><text:span text:style-name="T2">node_modules &gt; bootstrap &gt; dist &gt; css</text:span><text:span text:style-name="T4"> o </text:span><text:span text:style-name="T2">node_modules &gt; bootstrap &gt; scss </text:span><text:span text:style-name="T4">creamos el documento mains.scss donde importaremos el código scss de BT. Aquí tenemos dos opciones</text:span></text:p>
          <text:list>
            <text:list-item>
              <text:p text:style-name="P1"><text:span text:style-name="T4">Importamos todo el scss</text:span></text:p>
            </text:list-item>
            <text:list-item>
              <text:p text:style-name="P1"><text:span text:style-name="T4">Solo aquellos scss que queramos modificar</text:span></text:p>
            </text:list-item>
          </text:list>
        </text:list-item>
        <text:list-item>
          <text:p text:style-name="P3"><text:span text:style-name="T4">En el Terminal compilar el main.scss &gt;&gt; sass main.scss main.cs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0:42:28.558268853</meta:creation-date>
    <dc:date>2019-12-16T11:07:34.164918242</dc:date>
    <meta:editing-duration>PT4M45S</meta:editing-duration>
    <meta:editing-cycles>1</meta:editing-cycles>
    <meta:document-statistic meta:table-count="0" meta:image-count="0" meta:object-count="0" meta:page-count="1" meta:paragraph-count="7" meta:word-count="74" meta:character-count="425" meta:non-whitespace-character-count="364"/>
    <meta:generator>LibreOffice/6.0.7.3$Linux_X86_64 LibreOffice_project/00m0$Build-3</meta:generator>
  </office:meta>
</office:document-meta>
</file>